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373d7" officeooo:paragraph-rsid="000373d7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373d7" officeooo:paragraph-rsid="000373d7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Mono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T1" style:family="text">
      <style:text-properties officeooo:rsid="000373d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373d7"/>
    </style:style>
    <style:style style:name="T4" style:family="text">
      <style:text-properties officeooo:rsid="00052165"/>
    </style:style>
    <style:style style:name="T5" style:family="text">
      <style:text-properties officeooo:rsid="0006a8b8"/>
    </style:style>
    <style:style style:name="T6" style:family="text">
      <style:text-properties officeooo:rsid="0006c095"/>
    </style:style>
    <style:style style:name="T7" style:family="text">
      <style:text-properties fo:font-variant="normal" fo:text-transform="none" fo:color="#2d3b45" fo:font-size="12pt" fo:letter-spacing="normal" fo:font-style="normal" fo:font-weight="normal"/>
    </style:style>
    <style:style style:name="T8" style:family="text">
      <style:text-properties fo:font-variant="normal" fo:text-transform="none" fo:color="#2d3b45" fo:font-size="12pt" fo:letter-spacing="normal" fo:font-style="normal" fo:font-weight="normal" officeooo:rsid="0006c095"/>
    </style:style>
    <style:style style:name="T9" style:family="text">
      <style:text-properties fo:font-variant="normal" fo:text-transform="none" fo:color="#2d3b45" fo:font-size="12pt" fo:letter-spacing="normal" fo:font-style="normal" fo:font-weight="normal" officeooo:rsid="000a5d1e"/>
    </style:style>
    <style:style style:name="T10" style:family="text">
      <style:text-properties officeooo:rsid="0008c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remy Holloway</text:p>
      <text:p text:style-name="P2">CPSC-3220-001</text:p>
      <text:p text:style-name="P2">6/12/2019</text:p>
      <text:p text:style-name="P2"/>
      <text:p text:style-name="P3">Pre-class Assignment #18</text:p>
      <text:p text:style-name="P1">Relevant Materials:<text:line-break/>OSPP textbook, chapter 11<text:line-break/>chapter 11 slides</text:p>
      <text:p text:style-name="P1">1. Define the following terms:<text:line-break/> <text:tab/>-non-volatile storage: <text:span text:style-name="T1">Unlike D-Ram, memory that is durable and <text:tab/>retains its state across crashes and power outages.</text:span><text:line-break/><text:tab/>-file system: <text:span text:style-name="T1">An operating system abstraction that provides <text:tab/>persistent, named data.</text:span><text:line-break/><text:tab/>-file: <text:span text:style-name="T1">A named collection of data in a file system.</text:span><text:line-break/><text:tab/>-file metadata: <text:span text:style-name="T1">Information about a file that is managed by the <text:tab/>operating system, but not including the file contents.</text:span><text:line-break/><text:tab/><text:span text:style-name="T2">-</text:span><text:span text:style-name="T3">directory: a list of human-readable names plus a mapping from <text:tab/>each name to a specific file or sub-directory.</text:span><text:line-break/><text:tab/>-hard link: <text:span text:style-name="T1">The mapping between a file name and the underlying <text:tab/>file, typically when there are multiple path names for the same <text:tab/>underlying files.</text:span><text:line-break/><text:tab/>-symbolic link: <text:span text:style-name="T1">directory mappings from a a filename to another <text:tab/>filename and then uses the target name to open the file.</text:span><text:line-break/><text:tab/>-volume: <text:span text:style-name="T1">A collection of physical storage blocks that form a <text:tab/>logical storage device.</text:span><text:line-break/><text:tab/>-mount: <text:span text:style-name="T1">A mapping of a path in the existing file system to the <text:tab/>root directory of another file system volume.</text:span><text:line-break/><text:tab/>-file descriptor: <text:span text:style-name="T1">A handle to an open file, device, or channel.</text:span><text:line-break/><text:tab/>-device driver: <text:span text:style-name="T1">Operating system code to initialize and manage a <text:tab/>particular I/O device. </text:span><text:line-break/><text:tab/><text:span text:style-name="T2">-block device: </text:span><text:span text:style-name="T3">An I/O device that allows data to be read or <text:tab/>written in fixed size blocks.</text:span></text:p>
      <text:p text:style-name="P1"/>
      <text:p text:style-name="P1">2. Give at least three distinct examples of information maintained in a file's metadata.</text:p>
      <text:p text:style-name="P1"><text:tab/><text:span text:style-name="T4">A file’s size, modification time, owner, and it’s security information.</text:span></text:p>
      <text:p text:style-name="P1"/>
      <text:p text:style-name="P1">3. Identify at least three distinct types of files.</text:p>
      <text:p text:style-name="P1"><text:tab/><text:span text:style-name="T5">Regular, Directory, Special File.</text:span><text:tab/></text:p>
      <text:p text:style-name="P1"/>
      <text:p text:style-name="P1"/>
      <text:p text:style-name="P5">4. Identify three distinct conventions for indicating the file type.</text:p>
      <text:p text:style-name="P1"><text:tab/><text:span text:style-name="T10">Magic number, Meta-data, extension.</text:span></text:p>
      <text:p text:style-name="P1"/>
      <text:p text:style-name="P1">5. What is the purpose of an explicit file open()?</text:p>
      <text:p text:style-name="P1"><text:tab/><text:span text:style-name="T5">This is done for two reasons, path parsing and permission checking can be done when the file is opened which saves repeated checks, and the OS can create a data structure that stores information about the file.</text:span></text:p>
      <text:p text:style-name="P1"/>
      <text:p text:style-name="P1">6. What is the purpose of the fsync() system call?</text:p>
      <text:p text:style-name="P1"><text:tab/><text:span text:style-name="T6">To force to disk, all buffered dirty pages for the file associated with fileDescriptor.</text:span></text:p>
      <text:p text:style-name="P1"/>
      <text:p text:style-name="P1">7. Give an example where prefetching might make sense for file access.</text:p>
      <text:p text:style-name="P4"><text:span text:style-name="T7"><text:tab/></text:span><text:span text:style-name="T9">Sequential access to a file, p</text:span><text:span text:style-name="T8">refetching can reduce storage devi</text:span><text:span text:style-name="T9">c</text:span><text:span text:style-name="T8">e overheads by repackaging a large number of smaller requests into one larger one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38:36.061047344</meta:creation-date>
    <dc:date>2019-06-12T14:26:53.794167584</dc:date>
    <meta:editing-duration>PT33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72" meta:character-count="2330" meta:non-whitespace-character-count="1943"/>
  </office:meta>
</office:document-meta>
</file>